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6984in"/>
    </style:style>
    <style:style style:name="co3" style:family="table-column">
      <style:table-column-properties fo:break-before="auto" style:column-width="4.3862in"/>
    </style:style>
    <style:style style:name="co4" style:family="table-column">
      <style:table-column-properties fo:break-before="auto" style:column-width="0.7425in"/>
    </style:style>
    <style:style style:name="co6"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6634in" fo:break-before="auto" style:use-optimal-row-height="false"/>
    </style:style>
    <style:style style:name="ro3" style:family="table-row">
      <style:table-row-properties style:row-height="0.7457in" fo:break-before="auto" style:use-optimal-row-height="false"/>
    </style:style>
    <style:style style:name="ro4" style:family="table-row">
      <style:table-row-properties style:row-height="0.5693in" fo:break-before="auto" style:use-optimal-row-height="false"/>
    </style:style>
    <style:style style:name="ro5" style:family="table-row">
      <style:table-row-properties style:row-height="0.5591in" fo:break-before="auto" style:use-optimal-row-height="false"/>
    </style:style>
    <style:style style:name="ro6" style:family="table-row">
      <style:table-row-properties style:row-height="0.5902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4555in" fo:break-before="auto" style:use-optimal-row-height="false"/>
    </style:style>
    <style:style style:name="ro9" style:family="table-row">
      <style:table-row-properties style:row-height="0.7354in" fo:break-before="auto" style:use-optimal-row-height="false"/>
    </style:style>
    <style:style style:name="ro10" style:family="table-row">
      <style:table-row-properties style:row-height="0.6736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7043in" fo:break-before="auto" style:use-optimal-row-height="false"/>
    </style:style>
    <style:style style:name="ro13"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style:style style:name="ce1"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37"/>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ce3"/>
        <table:table-row table:style-name="ro1">
          <table:table-cell table:style-name="ce1" office:value-type="string" calcext:value-type="string">
            <text:p>Image</text:p>
          </table:table-cell>
          <table:table-cell table:style-name="ce1" office:value-type="string" calcext:value-type="string">
            <text:p>Software</text:p>
          </table:table-cell>
          <table:table-cell table:style-name="ce2" office:value-type="string" calcext:value-type="string">
            <text:p>Last updated</text:p>
          </table:table-cell>
        </table:table-row>
        <table:table-row table:style-name="ro2">
          <table:table-cell office:value-type="string" calcext:value-type="string">
            <text:p>CCM1</text:p>
          </table:table-cell>
          <table:table-cell office:value-type="string" calcext:value-type="string">
            <text:p>7-zip, Adobe Creative Cloud, Adobe Web Premium, iTunes, Autodesk Infrastructure Design Suite, CrazyBump, DivX, FRAPS, GIMP, InfraRecorder, KeyVerify, Maxon CINEMA 4D Broadcast, Microsoft Office, Microsoft Paint, Microsoft Project, Microsoft SQL Server 2008, Microsoft SQL Server 2012, Microsoft Visio, Microsoft Visual Studio 2010, Microsoft Visual Studio 2013, Notepad++, Piriform CCleaner 5, Putty SSH, Quicken, Steam, Unity 3d</text:p>
          </table:table-cell>
          <table:table-cell office:value-type="date" office:date-value="2016-02-04" calcext:value-type="date">
            <text:p>02/04/16</text:p>
          </table:table-cell>
        </table:table-row>
        <table:table-row table:style-name="ro3">
          <table:table-cell office:value-type="string" calcext:value-type="string">
            <text:p>CCM2</text:p>
          </table:table-cell>
          <table:table-cell office:value-type="string" calcext:value-type="string">
            <text:p>7-zip, Adobe Creative Cloud, Adobe Web Premium, iTunes, Autodesk Infrastructure Design Suite, CrazyBump, DivX, FRAPS, GIMP, InfraRecorder, KeyVerify, Maxon CINEMA 4D Broadcast, Microsoft Office, Microsoft Paint, Microsoft SQL Server 2008, Microsoft SQL Server 2012, Microsoft Visio 2013, Microsoft Visual Studio 2010, Microsoft Visual Studio 2013, Notepad++, Piriform CCleaner 5, Putty SSH, Quicken, Steam, Unity 3d</text:p>
          </table:table-cell>
          <table:table-cell office:value-type="date" office:date-value="2016-02-04" calcext:value-type="date">
            <text:p>02/04/16</text:p>
          </table:table-cell>
        </table:table-row>
        <table:table-row table:style-name="ro3">
          <table:table-cell office:value-type="string" calcext:value-type="string">
            <text:p>CCMM</text:p>
          </table:table-cell>
          <table:table-cell office:value-type="string" calcext:value-type="string">
            <text:p>Adobe Creative Cloud, Arduino, Brackets, Canon Utilities, Stickies, Fontographer, iBooks, iMovie, Keynote, Logic Pro X, Microsoft Office, Numbers, Pages, VueScan, Xcode, VLC Player</text:p>
          </table:table-cell>
          <table:table-cell office:value-type="date" office:date-value="2016-02-04" calcext:value-type="date">
            <text:p>02/04/16</text:p>
          </table:table-cell>
        </table:table-row>
        <table:table-row table:style-name="ro4">
          <table:table-cell office:value-type="string" calcext:value-type="string">
            <text:p>FOST1</text:p>
          </table:table-cell>
          <table:table-cell office:value-type="string" calcext:value-type="string">
            <text:p>7-zip, AccessData Forensic Toolkit, Adobe Creative Cloud, Adobe Web Premium, iTunes, CrazyBump, CyberLink Power2Go 8, CyberLink PowerDirector 10, DivX, Encase, FRAPS, GIMP, InfraRecorder, KeyVerify, Maxon CINEMA 4D Broadcast, Microsoft Paint, Microsoft Project, Microsoft SQL Server 2012, Microsoft Visual Studio 2010, Microsoft Visual Studio 2013, Notepad++, Piriform CCleaner 5, Putty SSH, Quicken, VMware Player, VMware Server, VMware Workstation</text:p>
          </table:table-cell>
          <table:table-cell office:value-type="date" office:date-value="0316-02-05" calcext:value-type="date">
            <text:p>02/04/16</text:p>
          </table:table-cell>
        </table:table-row>
        <table:table-row table:style-name="ro5">
          <table:table-cell office:value-type="string" calcext:value-type="string">
            <text:p>FOSTM</text:p>
          </table:table-cell>
          <table:table-cell office:value-type="string" calcext:value-type="string">
            <text:p>Arduino, Adobe Creative Cloud, GarageBand, iChat, iMovie, iTunes, iWork, Logic Pro Suite, Xcode, Maxon CINEMA 4D Visualize, Microsoft Office, VLC Player</text:p>
          </table:table-cell>
          <table:table-cell office:value-type="date" office:date-value="0316-02-05" calcext:value-type="date">
            <text:p>02/04/16</text:p>
          </table:table-cell>
        </table:table-row>
        <table:table-row table:style-name="ro6">
          <table:table-cell office:value-type="string" calcext:value-type="string">
            <text:p>FOST4</text:p>
          </table:table-cell>
          <table:table-cell office:value-type="string" calcext:value-type="string">
            <text:p>7-zip, Adobe Creative Cloud, Adobe Web Premium, iTunes, Autodesk Infrastructure Design Suite, CrazyBump, DivX, FRAPS, GIMP, InfraRecorder, KeyVerify, MATLAB, Maxon CINEMA 4D Broadcast, Microsoft Office, Microsoft Paint, Microsoft Project, Microsoft SQL Server 2008, Microsoft SQL Server 2012, Microsoft Visio, Microsoft Visual Studio 2010, Microsoft Visual Studio 2013, Notepad++, Piriform CCleaner 5, Putty SSH, Quicken, Steam, Unity 3d</text:p>
          </table:table-cell>
          <table:table-cell office:value-type="date" office:date-value="2016-02-04" calcext:value-type="date">
            <text:p>02/04/16</text:p>
          </table:table-cell>
        </table:table-row>
        <table:table-row table:style-name="ro7">
          <table:table-cell office:value-type="string" calcext:value-type="string">
            <text:p>FREE</text:p>
          </table:table-cell>
          <table:table-cell office:value-type="string" calcext:value-type="string">
            <text:p>7-zip, Adobe Creative Suite, Adobe Design Premium, iTunes, DivX, GIMP, Graphical Analysis, InfraRecorder, KeyVerify, Microsoft Office, Microsoft Paint, Microsoft Project, Microsoft SQL Server 2012, Microsoft Visio, Notepad++, Piriform CCleaner 4, Putty SSH, VLC Player</text:p>
          </table:table-cell>
          <table:table-cell office:value-type="date" office:date-value="2016-02-04" calcext:value-type="date">
            <text:p>02/04/16</text:p>
          </table:table-cell>
        </table:table-row>
        <table:table-row table:style-name="ro8">
          <table:table-cell office:value-type="string" calcext:value-type="string">
            <text:p>IRELM</text:p>
          </table:table-cell>
          <table:table-cell office:value-type="string" calcext:value-type="string">
            <text:p>Arduino, Adobe Creative Cloud, GarageBand, iChat, iMovie, iTunes, iWork, Logic Pro Suite, Xcode, Maxon CINEMA 4D Visualize, VLC Player</text:p>
          </table:table-cell>
          <table:table-cell office:value-type="date" office:date-value="2016-02-04" calcext:value-type="date">
            <text:p>02/04/16</text:p>
          </table:table-cell>
        </table:table-row>
        <table:table-row table:style-name="ro9">
          <table:table-cell office:value-type="string" calcext:value-type="string">
            <text:p>IRELC</text:p>
          </table:table-cell>
          <table:table-cell office:value-type="string" calcext:value-type="string">
            <text:p>7-zip, Adobe Creative Cloud, Adobe Web Premium, iTunes, CrazyBump, DivX, FRAPS, GIMP, IBM SPS Statistics, InfraRecorder, KeyVerify, Maxon CINEMA 4D Broadcast, Microsoft Office, Microsoft Paint, Microsoft Project, Microsoft SQL Server 2008, Microsoft SQL Server 2012, Microsoft Visio, Microsoft Visual Studio 2010, Microsoft Visual Studio 2013, Notepad++, Piriform CCleaner 5, Putty SSH</text:p>
          </table:table-cell>
          <table:table-cell office:value-type="date" office:date-value="2016-02-04" calcext:value-type="date">
            <text:p>02/04/16</text:p>
          </table:table-cell>
        </table:table-row>
        <table:table-row table:style-name="ro10">
          <table:table-cell office:value-type="string" calcext:value-type="string">
            <text:p>MIC2</text:p>
          </table:table-cell>
          <table:table-cell office:value-type="string" calcext:value-type="string">
            <text:p>7-zip, Adobe Creative Cloud, Adobe Web Premium, iTunes, CrazyBump, DivX, FRAPS, GIMP, IBM SPSS Statistics, InfraRecorder, KeyVerify, MATLAB, Maxon CINEMA 4D Broadcast, Microsoft Office, Microsoft Paint, Microsoft Project 2013 Win, Microsoft SQL Server 2008, Microsoft SQL Server 2012, Microsoft Visio, Microsoft Visual Studio 2010, Microsoft Visual Studio 2013, Notepad++, Piriform CCleaner 5, Putty SSH</text:p>
          </table:table-cell>
          <table:table-cell office:value-type="date" office:date-value="2016-02-04" calcext:value-type="date">
            <text:p>02/04/16</text:p>
          </table:table-cell>
        </table:table-row>
        <table:table-row table:style-name="ro11">
          <table:table-cell office:value-type="string" calcext:value-type="string">
            <text:p>MICK</text:p>
          </table:table-cell>
          <table:table-cell office:value-type="string" calcext:value-type="string">
            <text:p>7-zip, Adobe Creative Suite, Adobe Web Premium, InfraRecorder, DropBox, Microsoft Paint, Notepad++, Netscape, Kurzweil</text:p>
          </table:table-cell>
          <table:table-cell office:value-type="date" office:date-value="2016-02-04" calcext:value-type="date">
            <text:p>02/04/16</text:p>
          </table:table-cell>
        </table:table-row>
        <table:table-row table:style-name="ro12">
          <table:table-cell office:value-type="string" calcext:value-type="string">
            <text:p>MIC8</text:p>
          </table:table-cell>
          <table:table-cell office:value-type="string" calcext:value-type="string">
            <text:p>7-zip, Adobe Creative Cloud, Adobe Web Premium, iTunes, CrazyBump, DivX, FRAPS, GIMP, InfraRecorder, KeyVerify, Maxon CINEMA 4D Broadcast, Microsoft Office, Microsoft Paint, Microsoft Project, Microsoft SQL Server 2008, Microsoft SQL Server 2012, Microsoft Visio, Microsoft Visual Studio 2010, Microsoft Visual Studio 2013, Notepad++, Piriform CCleaner 5, Putty SSH, VLC Player</text:p>
          </table:table-cell>
          <table:table-cell office:value-type="date" office:date-value="2016-02-04" calcext:value-type="date">
            <text:p>02/04/16</text:p>
          </table:table-cell>
        </table:table-row>
        <table:table-row table:style-name="ro13">
          <table:table-cell office:value-type="string" calcext:value-type="string">
            <text:p>MIC3</text:p>
          </table:table-cell>
          <table:table-cell office:value-type="string" calcext:value-type="string">
            <text:p>7-zip, Adobe Acrobat XI Pro, iTunes, DivX, GIMP, InfraRecorder, KeyVerify, Microsoft Office, Microsoft Paint, Microsoft Project, Microsoft SQL Server 2012, Microsoft Visio, Microsoft Visual Studio 2013, Notepad++, Piriform CCleaner 5, Quicken</text:p>
          </table:table-cell>
          <table:table-cell office:value-type="date" office:date-value="2016-02-04" calcext:value-type="date">
            <text:p>02/04/16</text:p>
          </table:table-cell>
        </table:table-row>
        <table:table-row table:style-name="ro13">
          <table:table-cell office:value-type="string" calcext:value-type="string">
            <text:p>MIC1</text:p>
          </table:table-cell>
          <table:table-cell office:value-type="string" calcext:value-type="string">
            <text:p>7-zip, Adobe Acrobat XI Pro, Adobe Creative Suite, iTunes, DivX, GIMP, Graphical Analysis, InfraRecorder, KeyVerify, Microsoft Office, Microsoft Paint, Microsoft Project, Microsoft SQL Server 2012, Microsoft Visio, Microsoft Visual Studio 2013, Notepad++, Piriform CCleaner 5, Putty SSH, VLC Player</text:p>
          </table:table-cell>
          <table:table-cell office:value-type="date" office:date-value="2016-02-04" calcext:value-type="date">
            <text:p>02/04/16</text:p>
          </table:table-cell>
        </table:table-row>
        <table:table-row table:style-name="ro13">
          <table:table-cell office:value-type="string" calcext:value-type="string">
            <text:p>MICS</text:p>
          </table:table-cell>
          <table:table-cell office:value-type="string" calcext:value-type="string">
            <text:p>7-zip, Adobe Creative Suite, Adobe Design Premium, DivX, GIMP, Graphical Analysis, InfraRecorder, KeyVerify, Microsoft Office, Microsoft Paint, Microsoft Project,Microsoft SQL Server 2012, Microsoft Visio, Microsoft Visual Studio 2013, Notepad++, Piriform CCleaner 4, Putty SSH, TeamViewer 9, VLC PLayer</text:p>
          </table:table-cell>
          <table:table-cell office:value-type="date" office:date-value="2016-02-04" calcext:value-type="date">
            <text:p>02/04/16</text:p>
          </table:table-cell>
        </table:table-row>
        <table:table-row table:style-name="ro13">
          <table:table-cell office:value-type="string" calcext:value-type="string">
            <text:p>SKIF1</text:p>
          </table:table-cell>
          <table:table-cell office:value-type="string" calcext:value-type="string">
            <text:p>7-zip, Adobe Acrobat XI Pro, Adobe Creative Cloud, Adobe Creative Suite, Adobe Design Premium, Adobe Web Premium, iTunes, CrazyBump, DivX, FRAPS, GIMP, Graphical Analysis, InfraRecorder, KeyVerify, Maxon CINEMA 4D Broadcast, Microsoft Office, Microsoft Paint, Microsoft Project, Microsoft SQL Server 2008, Microsoft SQL Server 2012, Microsoft Visio, Microsoft Visual Studio 2010, Microsoft Visual Studio 2013, Mimikatz, Notepad++, Piriform CCleaner, Putty SSH, VLC PLayer, VMware Player, VMware Server, VMware Workstation</text:p>
          </table:table-cell>
          <table:table-cell office:value-type="date" office:date-value="2016-02-04" calcext:value-type="date">
            <text:p>02/04/16</text:p>
          </table:table-cell>
        </table:table-row>
        <table:table-row table:style-name="ro13">
          <table:table-cell office:value-type="string" calcext:value-type="string">
            <text:p>SKIF2</text:p>
          </table:table-cell>
          <table:table-cell office:value-type="string" calcext:value-type="string">
            <text:p>7-zip, Adobe Creative Suite, Adobe Design Premium, iTunes, DivX, Encase, GIMP, Graphical Analysis, InfraRecorder, KeyVerify, Microsoft Office, Microsoft Paint, Microsoft Project, Microsoft Visio, Notepad++, Piriform CCleaner 4, Putty SSH, VLC PLayer, VMware Player, VMware Server, VMware Workstation</text:p>
          </table:table-cell>
          <table:table-cell office:value-type="date" office:date-value="2016-02-04" calcext:value-type="date">
            <text:p>02/04/16</text:p>
          </table:table-cell>
        </table:table-row>
        <table:table-row table:style-name="ro13">
          <table:table-cell office:value-type="string" calcext:value-type="string">
            <text:p>WICK1</text:p>
          </table:table-cell>
          <table:table-cell office:value-type="string" calcext:value-type="string">
            <text:p>Arduino, 7-zip, Adobe Creative Cloud, Adobe Web Premium, iTunes, CrazyBump, DivX, FRAPS, GIMP, IBM SPSS Statistics, InfraRecorder, KeyVerify, MATLAB, Maxon CINEMA 4D Broadcast, Microsoft Office, Microsoft Paint, Microsoft Project, Microsoft SQL Server 2008, Microsoft SQL Server 2012, Microsoft SQL Server 2014, Microsoft Visio, Microsoft Visual Studio 2010, Microsoft Visual Studio 2013, Notepad++, Piriform CCleaner, Putty SSH, Quicken, Unity 3d, VMware Player, VMware Server, VMware Workstation</text:p>
          </table:table-cell>
          <table:table-cell office:value-type="date" office:date-value="2016-02-04" calcext:value-type="date">
            <text:p>02/04/16</text:p>
          </table:table-cell>
        </table:table-row>
        <table:table-row table:style-name="ro13">
          <table:table-cell office:value-type="string" calcext:value-type="string">
            <text:p>METZ</text:p>
          </table:table-cell>
          <table:table-cell office:value-type="string" calcext:value-type="string">
            <text:p>Adobe Creative Cloud, Arduino, Brackets, Fontographer, GarageBand, iBooks, iMovie, Keynote, Logic Pro X, Microsoft Office, Numbers, Pages, VueScan, Wacom Tablet, Xcode</text:p>
          </table:table-cell>
          <table:table-cell office:value-type="date" office:date-value="2016-02-04" calcext:value-type="date">
            <text:p>02/04/16</text:p>
          </table:table-cell>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number:text>(</number:text>
      <number:number number:decimal-places="0" number:min-integer-digits="1" number:grouping="true"/>
      <number:text>)</number:text>
      <style:map style:condition="value()&gt;=0" style:apply-style-name="N10136P0"/>
    </number:number-style>
    <number:number-style style:name="N10137P0" style:volatile="true" number:language="en" number:country="US">
      <number:number number:decimal-places="0" number:min-integer-digits="1" number:grouping="true"/>
      <number:text> </number:text>
    </number:number-style>
    <number:number-style style:name="N10137" number:language="en" number:country="US">
      <style:text-properties fo:color="#ff0000"/>
      <number:text>(</number:text>
      <number:number number: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integer-digits="1" number:grouping="true"/>
      <number:text> </number:text>
    </number:number-style>
    <number:number-style style:name="N10139" number:language="en" number:country="US">
      <number:text>(</number:text>
      <number:number number:decimal-places="2" number:min-integer-digits="1" number:grouping="true"/>
      <number:text>)</number:text>
      <style:map style:condition="value()&gt;=0" style:apply-style-name="N10139P0"/>
    </number:number-style>
    <number:number-style style:name="N10140P0" style:volatile="true" number:language="en" number:country="US">
      <number:number number:decimal-places="2" number:min-integer-digits="1" number:grouping="true"/>
      <number:text> </number:text>
    </number:number-style>
    <number:number-style style:name="N10140" number:language="en" number:country="US">
      <style:text-properties fo:color="#ff0000"/>
      <number:text>(</number:text>
      <number:number number:decimal-places="2" number:min-integer-digits="1" number:grouping="true"/>
      <number:text>)</number:text>
      <style:map style:condition="value()&gt;=0" style:apply-style-name="N10140P0"/>
    </number:number-style>
    <number:number-style style:name="N10143P0" style:volatile="true" number:language="en" number:country="US">
      <number:number number:decimal-places="0" number:min-integer-digits="1" number:grouping="true"/>
      <number:text> </number:text>
    </number:number-style>
    <number:number-style style:name="N10143P1" style:volatile="true" number:language="en" number:country="US">
      <number:text> (</number:text>
      <number:number number:decimal-places="0" number:min-integer-digits="1" number:grouping="true"/>
      <number:text>)</number:text>
    </number:number-style>
    <number:number-style style:name="N10143P2" style:volatile="true" number:language="en" number:country="US">
      <number:text> -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number:min-integer-digits="1" number:grouping="true"/>
      <number:text> </number:text>
    </number:currency-style>
    <number:currency-style style:name="N10146P1" style:volatile="true" number:language="en" number:country="US">
      <number:currency-symbol/>
      <number:text>(</number:text>
      <number:number number: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number:min-integer-digits="1" number:grouping="true"/>
      <number:text> </number:text>
    </number:number-style>
    <number:number-style style:name="N10149P1" style:volatile="true" number:language="en" number:country="US">
      <number:text> (</number:text>
      <number:number number:decimal-places="2" number:min-integer-digits="1" number:grouping="true"/>
      <number:text>)</number:text>
    </number:number-style>
    <number:number-style style:name="N10149P2" style:volatile="true" number:language="en" number:country="US">
      <number:text> -</number:text>
      <number:number number: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number:min-integer-digits="1" number:grouping="true"/>
      <number:text> </number:text>
    </number:currency-style>
    <number:currency-style style:name="N10152P1" style:volatile="true" number:language="en" number:country="US">
      <number:currency-symbol/>
      <number:text>(</number:text>
      <number:number number:decimal-places="2" number:min-integer-digits="1" number:grouping="true"/>
      <number:text>)</number:text>
    </number:currency-style>
    <number:currency-style style:name="N10152P2" style:volatile="true" number:language="en" number:country="US">
      <number:currency-symbol/>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1">00/00/0000</text:date>, <text:time style:data-style-name="N2" text:time-value="0000-00-00T21:17:54.0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Caruso</meta:initial-creator>
    <meta:creation-date>2016-02-03T13:27:27.98</meta:creation-date>
    <dc:date>2016-02-11T21:18:15.590000000</dc:date>
    <meta:editing-duration>PT10M25S</meta:editing-duration>
    <meta:editing-cycles>6</meta:editing-cycles>
    <meta:generator>LibreOffice/4.1.4.2$Windows_x86 LibreOffice_project/0a0440ccc0227ad9829de5f46be37cfb6edcf72</meta:generator>
    <meta:document-statistic meta:table-count="3" meta:cell-count="60" meta:object-count="0"/>
  </office:meta>
</office:document-meta>
</file>